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1118" officeooo:paragraph-rsid="000e1118"/>
    </style:style>
    <style:style style:name="P2" style:family="paragraph" style:parent-style-name="Standard" style:list-style-name="L1">
      <style:text-properties officeooo:rsid="000e1118" officeooo:paragraph-rsid="000e1118"/>
    </style:style>
    <style:style style:name="P3" style:family="paragraph" style:parent-style-name="Standard">
      <style:text-properties officeooo:rsid="000e5354" officeooo:paragraph-rsid="000e5354"/>
    </style:style>
    <style:style style:name="P4" style:family="paragraph" style:parent-style-name="Standard">
      <style:text-properties officeooo:rsid="00114cdc" officeooo:paragraph-rsid="00114cdc"/>
    </style:style>
    <style:style style:name="P5" style:family="paragraph" style:parent-style-name="Standard">
      <style:text-properties fo:font-size="10pt" officeooo:rsid="00114cdc" officeooo:paragraph-rsid="00114cdc"/>
    </style:style>
    <style:style style:name="T1" style:family="text">
      <style:text-properties officeooo:rsid="000e5354"/>
    </style:style>
    <style:style style:name="T2" style:family="text">
      <style:text-properties officeooo:rsid="00115f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9B: Gender ans Couchsurfing </text:p>
      <text:p text:style-name="P1"/>
      <text:p text:style-name="P5">Since its beginning, the CS community has more men than women, mainly because travelling is easier for men. </text:p>
      <text:p text:style-name="P5">Before, each member of this community was trustful with others, as host or guest, and it was to the point women found safer to be hosted by 3 men with CS than being hosted by a hostel. </text:p>
      <text:p text:style-name="P5">But now, it’s highly risky as more predator men are using it. </text:p>
      <text:p text:style-name="P5">And this is what got CS to its loss. </text:p>
      <text:p text:style-name="P4"/>
      <text:p text:style-name="P4"/>
      <text:p text:style-name="P1"/>
      <text:p text:style-name="P1"/>
      <text:p text:style-name="P1">Lexique:</text:p>
      <text:list xml:id="list4285115424881410638" text:style-name="L1">
        <text:list-item>
          <text:p text:style-name="P2"><text:span text:style-name="T1">t</text:span>o enlighten = <text:span text:style-name="T1">e</text:span>nrichir </text:p>
        </text:list-item>
        <text:list-item>
          <text:p text:style-name="P2"><text:span text:style-name="T1">t</text:span>o fulfill = <text:span text:style-name="T1">accomplir, réaliser (son rêve) 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05:22.969000000</meta:creation-date>
    <dc:date>2019-04-04T14:57:52.428000000</dc:date>
    <meta:editing-duration>PT9M56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8" meta:word-count="95" meta:character-count="502" meta:non-whitespace-character-count="410"/>
  </office:meta>
</office:document-meta>
</file>